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C" style:family="table-column">
      <style:table-column-properties style:column-width="1.6736in" style:rel-column-width="16385*"/>
    </style:style>
    <style:style style:name="Table2.D" style:family="table-column">
      <style:table-column-properties style:column-width="1.6736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181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el" fo:country="GR" officeooo:rsid="000d1350" officeooo:paragraph-rsid="000d1350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el" fo:country="GR" officeooo:rsid="000d1350" officeooo:paragraph-rsid="00603ab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el" fo:country="GR" officeooo:rsid="00163d0b" officeooo:paragraph-rsid="00163d0b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el" fo:country="GR" officeooo:rsid="00163d0b" officeooo:paragraph-rsid="000d1350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el" fo:country="GR" officeooo:rsid="000afdb3" officeooo:paragraph-rsid="00033a62" style:font-size-asian="12pt" style:font-size-complex="12pt"/>
    </style:style>
    <style:style style:name="P6" style:family="paragraph" style:parent-style-name="Standard">
      <style:text-properties style:font-name="Times new roman" fo:font-size="12pt" fo:language="el" fo:country="GR" officeooo:rsid="000afdb3" officeooo:paragraph-rsid="00163d0b" style:font-size-asian="12pt" style:font-size-complex="12pt"/>
    </style:style>
    <style:style style:name="P7" style:family="paragraph" style:parent-style-name="Preformatted_20_Text">
      <style:text-properties style:font-name="Times new roman" fo:font-size="12pt" fo:language="el" fo:country="GR" officeooo:rsid="006e7dc7" officeooo:paragraph-rsid="006e7dc7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6f4f9e" style:font-name-asian="Noto Sans Mono CJK SC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officeooo:paragraph-rsid="00163d0b" style:font-name-asian="Noto Sans Mono CJK SC" style:font-size-asian="12pt" style:font-name-complex="Liberation Mono" style:font-size-complex="12pt"/>
    </style:style>
    <style:style style:name="P10" style:family="paragraph" style:parent-style-name="Preformatted_20_Text">
      <style:text-properties style:font-name="Times new roman" fo:font-size="12pt" fo:language="el" fo:country="GR" fo:font-weight="bold" officeooo:rsid="000d1350" officeooo:paragraph-rsid="000d1350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Times new roman" fo:font-size="14pt" fo:language="el" fo:country="GR" fo:font-weight="bold" officeooo:rsid="000d1350" officeooo:paragraph-rsid="000d1350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Times new roman" fo:font-size="13pt" fo:language="el" fo:country="GR" fo:font-weight="bold" officeooo:rsid="000d1350" officeooo:paragraph-rsid="000d1350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15" style:family="paragraph" style:parent-style-name="Preformatted_20_Text" style:list-style-name="L1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16" style:family="paragraph" style:parent-style-name="Preformatted_20_Text">
      <style:text-properties style:font-name="Times new roman" fo:font-size="12pt" fo:language="el" fo:country="GR" fo:font-weight="bold" officeooo:rsid="006df8ca" officeooo:paragraph-rsid="000d1350" style:font-name-asian="Noto Sans Mono CJK SC" style:font-size-asian="12pt" style:font-weight-asian="bold" style:font-name-complex="Liberation Mono" style:font-size-complex="12pt" style:font-weight-complex="bold"/>
    </style:style>
    <style:style style:name="P17" style:family="paragraph" style:parent-style-name="Preformatted_20_Text">
      <style:text-properties style:font-name="Times new roman" fo:font-size="12pt" fo:language="el" fo:country="G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71fbc4" officeooo:paragraph-rsid="0071fbc4" style:font-name-asian="Noto Sans Mono CJK SC" style:font-size-asian="12pt" style:font-weight-asian="bold" style:font-name-complex="Liberation Mono" style:font-size-complex="12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75434c" officeooo:paragraph-rsid="0075434c" style:font-name-asian="Noto Sans Mono CJK SC" style:font-size-asian="12pt" style:font-weight-asian="bold" style:font-name-complex="Liberation Mono" style:font-size-complex="12pt" style:font-weight-complex="bold"/>
    </style:style>
    <style:style style:name="P21" style:family="paragraph" style:parent-style-name="Preformatted_20_Text">
      <style:text-properties style:font-name="Times new roman" fo:font-size="12pt" fo:language="el" fo:country="GR" fo:font-weight="bold" officeooo:rsid="006f69b4" officeooo:paragraph-rsid="006f69b4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Times new roman" fo:font-size="12pt" fo:language="el" fo:country="GR" officeooo:rsid="006df8ca" officeooo:paragraph-rsid="000d1350" style:font-name-asian="Noto Sans Mono CJK SC" style:font-size-asian="12pt" style:font-name-complex="Liberation Mono" style:font-size-complex="12pt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6f4f9e" style:font-name-asian="Noto Sans Mono CJK SC" style:font-size-asian="12pt" style:font-name-complex="Liberation Mono" style:font-size-complex="12pt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163d0b" style:font-name-asian="Noto Sans Mono CJK SC" style:font-size-asian="12pt" style:font-name-complex="Liberation Mono" style:font-size-complex="12pt"/>
    </style:style>
    <style:style style:name="P25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71fbc4" style:font-name-asian="Noto Sans Mono CJK SC" style:font-size-asian="12pt" style:font-name-complex="Liberation Mono" style:font-size-complex="12pt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75434c" style:font-name-asian="Noto Sans Mono CJK SC" style:font-size-asian="12pt" style:font-name-complex="Liberation Mono" style:font-size-complex="12pt"/>
    </style:style>
    <style:style style:name="P27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71fbc4" officeooo:paragraph-rsid="0071fbc4" style:font-name-asian="Noto Sans Mono CJK SC" style:font-size-asian="12pt" style:font-name-complex="Liberation Mono" style:font-size-complex="12pt"/>
    </style:style>
    <style:style style:name="P28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75434c" officeooo:paragraph-rsid="0075434c" style:font-name-asian="Noto Sans Mono CJK SC" style:font-size-asian="12pt" style:font-name-complex="Liberation Mono" style:font-size-complex="12pt"/>
    </style:style>
    <style:style style:name="P29" style:family="paragraph" style:parent-style-name="Preformatted_20_Text">
      <style:text-properties style:font-name="Times new roman" fo:font-size="12pt" fo:language="el" fo:country="GR" officeooo:rsid="006f69b4" officeooo:paragraph-rsid="0071fbc4" style:font-size-asian="12pt" style:font-size-complex="12pt"/>
    </style:style>
    <style:style style:name="P30" style:family="paragraph" style:parent-style-name="Preformatted_20_Text">
      <style:text-properties style:font-name="Times new roman" fo:font-size="12pt" fo:language="el" fo:country="GR" officeooo:rsid="006f69b4" officeooo:paragraph-rsid="0075434c" style:font-size-asian="12pt" style:font-size-complex="12pt"/>
    </style:style>
    <style:style style:name="P31" style:family="paragraph" style:parent-style-name="Preformatted_20_Text">
      <style:text-properties style:font-name="Times new roman" fo:font-size="12pt" fo:language="el" fo:country="GR" officeooo:rsid="006e7dc7" officeooo:paragraph-rsid="006e7dc7" style:font-size-asian="12pt" style:font-size-complex="12pt"/>
    </style:style>
    <style:style style:name="P32" style:family="paragraph" style:parent-style-name="Preformatted_20_Text">
      <style:text-properties style:font-name="Times new roman" fo:font-size="12pt" fo:language="el" fo:country="GR" officeooo:rsid="0071fbc4" officeooo:paragraph-rsid="0071fbc4" style:font-size-asian="12pt" style:font-size-complex="12pt"/>
    </style:style>
    <style:style style:name="P33" style:family="paragraph" style:parent-style-name="Preformatted_20_Text" style:list-style-name="L2">
      <style:text-properties style:font-name="Times new roman" fo:font-size="12pt" fo:language="el" fo:country="GR" officeooo:rsid="0071fbc4" officeooo:paragraph-rsid="0071fbc4" style:font-size-asian="12pt" style:font-size-complex="12pt"/>
    </style:style>
    <style:style style:name="P34" style:family="paragraph" style:parent-style-name="Preformatted_20_Text">
      <style:text-properties style:font-name="Times new roman" fo:font-size="12pt" fo:language="el" fo:country="GR" officeooo:rsid="007282cf" officeooo:paragraph-rsid="007282cf" style:font-size-asian="12pt" style:font-size-complex="12pt"/>
    </style:style>
    <style:style style:name="P35" style:family="paragraph" style:parent-style-name="Preformatted_20_Text">
      <style:text-properties style:font-name="Times new roman" fo:font-size="12pt" fo:language="el" fo:country="GR" officeooo:rsid="007282cf" officeooo:paragraph-rsid="0072e452" style:font-size-asian="12pt" style:font-size-complex="12pt"/>
    </style:style>
    <style:style style:name="P36" style:family="paragraph" style:parent-style-name="Standard">
      <style:text-properties officeooo:rsid="0071fbc4" officeooo:paragraph-rsid="0071fbc4"/>
    </style:style>
    <style:style style:name="P37" style:family="paragraph" style:parent-style-name="Standard">
      <style:text-properties officeooo:rsid="00745c87" officeooo:paragraph-rsid="00745c87"/>
    </style:style>
    <style:style style:name="P38" style:family="paragraph" style:parent-style-name="Standard">
      <style:text-properties fo:font-weight="bold" officeooo:rsid="00745c87" officeooo:paragraph-rsid="00745c87" style:font-weight-asian="bold" style:font-weight-complex="bold"/>
    </style:style>
    <style:style style:name="P39" style:family="paragraph" style:parent-style-name="Standard">
      <style:text-properties fo:font-weight="bold" officeooo:rsid="0075434c" officeooo:paragraph-rsid="0075434c" style:font-weight-asian="bold" style:font-weight-complex="bold"/>
    </style:style>
    <style:style style:name="P40" style:family="paragraph" style:parent-style-name="Standard">
      <style:text-properties fo:font-weight="normal" officeooo:rsid="0074bca1" officeooo:paragraph-rsid="0074bca1" style:font-weight-asian="normal" style:font-weight-complex="normal"/>
    </style:style>
    <style:style style:name="P41" style:family="paragraph" style:parent-style-name="Standard">
      <style:text-properties fo:font-weight="normal" officeooo:rsid="0075434c" officeooo:paragraph-rsid="0075434c" style:font-weight-asian="normal" style:font-weight-complex="normal"/>
    </style:style>
    <style:style style:name="P42" style:family="paragraph" style:parent-style-name="Standard">
      <style:text-properties fo:font-weight="normal" officeooo:rsid="0071fbc4" officeooo:paragraph-rsid="0075434c" style:font-weight-asian="normal" style:font-weight-complex="normal"/>
    </style:style>
    <style:style style:name="P43" style:family="paragraph" style:parent-style-name="Standard">
      <style:text-properties fo:font-weight="normal" officeooo:rsid="0075872a" officeooo:paragraph-rsid="0075872a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style:font-name-asian="Noto Sans Mono CJK SC" style:font-name-complex="Liberation Mono"/>
    </style:style>
    <style:style style:name="T2" style:family="text">
      <style:text-properties officeooo:rsid="006df8ca" style:font-name-asian="Noto Sans Mono CJK SC" style:font-name-complex="Liberation Mono"/>
    </style:style>
    <style:style style:name="T3" style:family="text">
      <style:text-properties officeooo:rsid="0075c796" style:font-name-asian="Noto Sans Mono CJK SC" style:font-name-complex="Liberation Mono"/>
    </style:style>
    <style:style style:name="T4" style:family="text">
      <style:text-properties officeooo:rsid="004cbef5"/>
    </style:style>
    <style:style style:name="T5" style:family="text">
      <style:text-properties officeooo:rsid="006df8ca"/>
    </style:style>
    <style:style style:name="T6" style:family="text">
      <style:text-properties officeooo:rsid="0075434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Σχεδιασμός Ενσωματωμένων Συστημάτων</text:p>
      <text:p text:style-name="P1"/>
      <text:p text:style-name="P1">Φιλιππόπουλος Ορφέας<text:tab/><text:tab/>el18082</text:p>
      <text:p text:style-name="P2">Παπαρρηγόπουλος Θοδωρής <text:tab/>el<text:span text:style-name="T4">18040</text:span></text:p>
      <text:p text:style-name="P1"/>
      <text:p text:style-name="P13"><text:span text:style-name="T5">2</text:span>η Εργαστηριακή Άσκηση</text:p>
      <text:p text:style-name="P1"/>
      <text:p text:style-name="P10">1. <text:span text:style-name="T5">Εισαγωγ</text:span><text:span text:style-name="T2">ή – Σκοπός της Άσκησης </text:span></text:p>
      <text:p text:style-name="P14"/>
      <text:p text:style-name="P14">Ο σκοπός της άσκησης είναι να βελτιστοποιηθούν οι δυναμικές δομές δεδομένων του Deficit Round <text:s/>Robin (DRR) και του Dijkstra, με χρήση των DDTR. </text:p>
      <text:p text:style-name="P14">Θα βελτιστοποιήσουμε τις δομές δεδομένων ως προς:</text:p>
      <text:list xml:id="list1813470637" text:style-name="L1">
        <text:list-item>
          <text:p text:style-name="P15">Τα memory accesses </text:p>
        </text:list-item>
        <text:list-item>
          <text:p text:style-name="P15">Το memory footprint</text:p>
        </text:list-item>
      </text:list>
      <text:p text:style-name="P16"/>
      <text:p text:style-name="P17">2. Deficit Round Robit</text:p>
      <text:p text:style-name="P17"/>
      <text:p text:style-name="P17">2.1 Περιγραφή Διαδικασίας</text:p>
      <text:p text:style-name="P4"/>
      <text:p text:style-name="P22">Χρησιμοποιόντας τον ήδη υλοποιημένο αλγόριθμο DRR στα drr.h και drr.c, θα κάνουμε την βελτιστοποίηση χρησιμοποιόντας Single Linked List, Dynamic Linked List, Dynamic Array. </text:p>
      <text:p text:style-name="P3"/>
      <text:p text:style-name="P7">$ gcc drr.c -o drri -pthread -lcdsl -L./../synch_implementations -I./../sync_implementations</text:p>
      <text:p text:style-name="P7"/>
      <text:p text:style-name="P32">$ valgrind –log-file=“mem_accesses_logi.txt” –tool=lackey –trace-mem=yes ./drri</text:p>
      <text:p text:style-name="P32"/>
      <text:p text:style-name="P32">$ cat mem_accesses_logi.txt | grep ‘I\| L’ | wc -l</text:p>
      <text:p text:style-name="P32"/>
      <text:p text:style-name="P32">$ valgrind –tool=massif ./drri</text:p>
      <text:p text:style-name="P32"/>
      <text:p text:style-name="P32">$ ms_print massif.out.XXXX &gt; mem_footprint_logi.txt</text:p>
      <text:p text:style-name="P7"/>
      <text:p text:style-name="P11">2.2 Αποτελ<text:span text:style-name="T1">έσματα</text:span>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9">Client List</text:p>
          </table:table-cell>
          <table:table-cell table:style-name="Table2.A1" office:value-type="string">
            <text:p text:style-name="P19">Packet List</text:p>
          </table:table-cell>
          <table:table-cell table:style-name="Table2.A1" office:value-type="string">
            <text:p text:style-name="P44">Memory Accesses</text:p>
          </table:table-cell>
          <table:table-cell table:style-name="Table2.D1" office:value-type="string">
            <text:p text:style-name="P44">Memory Footprint</text:p>
          </table:table-cell>
        </table:table-row>
        <table:table-row>
          <table:table-cell table:style-name="Table2.A2" office:value-type="string">
            <text:p text:style-name="P8">SLL</text:p>
          </table:table-cell>
          <table:table-cell table:style-name="Table2.A2" office:value-type="string">
            <text:p text:style-name="P8">SLL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SLL</text:p>
          </table:table-cell>
          <table:table-cell table:style-name="Table2.A2" office:value-type="string">
            <text:p text:style-name="P8">DLL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SLL</text:p>
          </table:table-cell>
          <table:table-cell table:style-name="Table2.A2" office:value-type="string">
            <text:p text:style-name="P8">DYN_ARR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DLL</text:p>
          </table:table-cell>
          <table:table-cell table:style-name="Table2.A2" office:value-type="string">
            <text:p text:style-name="P8">SLL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DLL</text:p>
          </table:table-cell>
          <table:table-cell table:style-name="Table2.A2" office:value-type="string">
            <text:p text:style-name="P8">DLL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DLL</text:p>
          </table:table-cell>
          <table:table-cell table:style-name="Table2.A2" office:value-type="string">
            <text:p text:style-name="P8">DYN_ARR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4">DYN_ARR</text:p>
          </table:table-cell>
          <table:table-cell table:style-name="Table2.A2" office:value-type="string">
            <text:p text:style-name="P8">SLL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 table:style-name="Table2.9">
          <table:table-cell table:style-name="Table2.A2" office:value-type="string">
            <text:p text:style-name="P8">DYN_ARR</text:p>
          </table:table-cell>
          <table:table-cell table:style-name="Table2.A2" office:value-type="string">
            <text:p text:style-name="P8">DLL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 table:style-name="Table2.9">
          <table:table-cell table:style-name="Table2.A2" office:value-type="string">
            <text:p text:style-name="P8">DYN_ARR</text:p>
          </table:table-cell>
          <table:table-cell table:style-name="Table2.A2" office:value-type="string">
            <text:p text:style-name="P8">DYN_ARR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</table:table>
      <text:p text:style-name="P6"/>
      <text:p text:style-name="P5"/>
      <text:p text:style-name="P21">2.2.1 Memory Accesses</text:p>
      <text:p text:style-name="P32">Παρατηρο<text:span text:style-name="T1">ύμε πως ανεξαρτήτως της δομής, η δομή packet list παίζει καθοριστικό ρόλο στις </text:span><text:soft-page-break/><text:span text:style-name="T1">προσβάσεις στη μνήμη. </text:span><text:span text:style-name="T3">Συγκερκιμένα, η χρήση του dynamic array στο packet list οδηγεί σε πολύ περισσότερες προσβάσεις στη μνήμη από ότι η χρήση των άλλων 2 δομών. Οι πόλοιποι συνδυασμοί απαιτούν ίδιας τάξης αριθμό προσβάσεων στη μνήμη, με τον SLL – SLL να αναδυκνύεται. </text:span></text:p>
      <text:p text:style-name="P32"><text:span text:style-name="T1"/></text:p>
      <text:p text:style-name="P21">2.2.2 Memory Footprint</text:p>
      <text:p text:style-name="P29"/>
      <text:p text:style-name="P32">Παρατηρο<text:span text:style-name="T1">ύμε πως το memory footprint αξάνεται με τη σειρά SLL → DLL → DYN_ARR. Αυτό είναι αναμενόμενο καθώς είμαστε στην περίπτωση όπου οι κόμβοι εισάγονται και διαγράφονται από την δομή δεδομένων δυναμικά. Ο dynamic array δεσμεύει περισσότεηρ μνήμη από ότι χρειάζεται, λόγω του resize, κάτι το οποίο μπορεί να χρειαστεί να γίνει συχνά στην περώπτωση του drr. </text:span></text:p>
      <text:p text:style-name="P32"><text:span text:style-name="T1"/></text:p>
      <text:p text:style-name="P32"><text:span text:style-name="T1">Το memory footprint μειώνεται με την σειρά DLL → SLL → DYN_ARR. Αυτό μπορεί να συμβεί επειδή η λίστα περιέχει αντίστοιχο αριθμό κόμβων με αυτόν του array. Συνεπώς, είναι </text:span></text:p>
      <text:p text:style-name="P32"><text:span text:style-name="T1"/></text:p>
      <text:list xml:id="list1030020101" text:style-name="L2">
        <text:list-item>
          <text:p text:style-name="P33"><text:span text:style-name="T1">footrpint = (sizeof(int) | 2 * sizeof(int *)), για DLL</text:span></text:p>
        </text:list-item>
        <text:list-item>
          <text:p text:style-name="P33"><text:span text:style-name="T1">footrpint = (sizeof(int) <text:s/>+ sizeof(int *)), για SLL</text:span></text:p>
        </text:list-item>
        <text:list-item>
          <text:p text:style-name="P33"><text:span text:style-name="T1">footrpint = (sizeof(int)) * N, για DYN_ARR</text:span></text:p>
        </text:list-item>
      </text:list>
      <text:p text:style-name="P32"><text:span text:style-name="T1"/></text:p>
      <text:p text:style-name="P34"><text:span text:style-name="T1">με Ν ο αριθμός των στοιχείων.</text:span></text:p>
      <text:p text:style-name="P34"><text:span text:style-name="T1"/></text:p>
      <text:p text:style-name="P35"><text:span text:style-name="T1">Αναμένουμε λοιπόν πως ο χειρότερος συνδυασμός όσον αφορά το memory footprint θα είναι </text:span></text:p>
      <text:p text:style-name="P35"><text:span text:style-name="T1">DLL – DYN_ARR, ενώ ο καλύτερος συνδυασμός ο DYN_ARR – SLL, τα οποία επιβεβαιώνονται. </text:span></text:p>
      <text:p text:style-name="P2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Μετρική</text:p>
          </table:table-cell>
          <table:table-cell table:style-name="Table1.B1" office:value-type="string">
            <text:p text:style-name="P18">Βέλτιστος Συνδυασμός</text:p>
          </table:table-cell>
          <table:table-cell table:style-name="Table1.B1" office:value-type="string">
            <text:p text:style-name="P18">Τιμή</text:p>
          </table:table-cell>
        </table:table-row>
        <table:table-row>
          <table:table-cell table:style-name="Table1.A2" office:value-type="string">
            <text:p text:style-name="P27">Memory Accesses</text:p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7">Memory Footprint</text:p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</table:table>
      <text:p text:style-name="P36"/>
      <text:p text:style-name="P36"/>
      <text:p text:style-name="P38">3 Dijkstra</text:p>
      <text:p text:style-name="P37"/>
      <text:p text:style-name="P38">3.1 Περιγραφή Διαδικασίας</text:p>
      <text:p text:style-name="P38"/>
      <text:p text:style-name="P40">Αρχικά, τρέχοντας τον έτοιμο κώδικα παίρνουμε τα παρακάτω αποτελέσματα. </text:p>
      <text:p text:style-name="P40"/>
      <text:p text:style-name="P40">…. <text:span text:style-name="T6">screenshot allages</text:span></text:p>
      <text:p text:style-name="P40"/>
      <text:p text:style-name="P39">3.2 Αποτελέσματα</text:p>
      <text:p text:style-name="P39"/>
      <text:p text:style-name="P3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>Data structure</text:p>
          </table:table-cell>
          <table:table-cell table:style-name="Table3.B1" office:value-type="string">
            <text:p text:style-name="P20">Memory Accesses</text:p>
          </table:table-cell>
          <table:table-cell table:style-name="Table3.B1" office:value-type="string">
            <text:p text:style-name="P20">Memory Footprint</text:p>
          </table:table-cell>
        </table:table-row>
        <table:table-row>
          <table:table-cell table:style-name="Table3.A2" office:value-type="string">
            <text:p text:style-name="P28">SLL</text:p>
          </table:table-cell>
          <table:table-cell table:style-name="Table3.B2" office:value-type="string">
            <text:p text:style-name="P26"/>
          </table:table-cell>
          <table:table-cell table:style-name="Table3.B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8">DLL</text:p>
          </table:table-cell>
          <table:table-cell table:style-name="Table3.B2" office:value-type="string">
            <text:p text:style-name="P26"/>
          </table:table-cell>
          <table:table-cell table:style-name="Table3.B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8">DYN_ARR</text:p>
          </table:table-cell>
          <table:table-cell table:style-name="Table3.B2" office:value-type="string">
            <text:p text:style-name="P26"/>
          </table:table-cell>
          <table:table-cell table:style-name="Table3.B2" office:value-type="string">
            <text:p text:style-name="P26"/>
          </table:table-cell>
        </table:table-row>
      </table:table>
      <text:p text:style-name="P42"/>
      <text:p text:style-name="P42"/>
      <text:p text:style-name="P39">3.2.1 Memory Accesses</text:p>
      <text:p text:style-name="P41"/>
      <text:p text:style-name="P41"><text:soft-page-break/>Παρατηρούμε ότι όσον αφορά στον αριθμό προσβάσεων στη μνήμη αυτός αυξάνεται με τη σειρά SLL → DLL → DYN_ARR. Συνεπώς αντιλαμβανόμαστε ότι με τη χρήση της SLL έχουμε τον μικρότερο αριθμό memory accesses.</text:p>
      <text:p text:style-name="P41"/>
      <text:p text:style-name="P39">3.2.2 Memory Footprint</text:p>
      <text:p text:style-name="P41"/>
      <text:p text:style-name="P43">Οι απαιτήσεις σε μνήμη αθξάνονται με την σειρά SLL → DYN_ARR → DLL, με αποτέλεσμα πάλι η SLL να αναδεικνύεται η βέλτιστη επιλογή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6T00:27:54.280986414</dc:date>
    <meta:editing-duration>PT14H35M21S</meta:editing-duration>
    <meta:editing-cycles>85</meta:editing-cycles>
    <meta:generator>LibreOffice/7.3.7.2$Linux_X86_64 LibreOffice_project/30$Build-2</meta:generator>
    <meta:document-statistic meta:table-count="3" meta:image-count="0" meta:object-count="0" meta:page-count="3" meta:paragraph-count="71" meta:word-count="452" meta:character-count="2969" meta:non-whitespace-character-count="2575"/>
  </office:meta>
</office:document-meta>
</file>